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anetti Javier</meta:initial-creator>
    <dc:creator>Zanetti Javier</dc:creator>
    <meta:creation-date>2022-11-09T12:56:00Z</meta:creation-date>
    <dc:date>2022-11-09T12:57:00Z</dc:date>
    <meta:template xlink:href="Normal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